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arial" svg:font-family="arial" style:font-family-generic="swiss"/>
    <style:font-face style:name="Courier 10 Pitch1" svg:font-family="'Courier 10 Pitch'" style:font-adornments="Gras" style:font-pitch="fixed"/>
    <style:font-face style:name="Courier 10 Pitch" svg:font-family="'Courier 10 Pitch'" style:font-adornments="Normal"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2" style:family="paragraph" style:parent-style-name="Standard">
      <style:paragraph-properties fo:margin-top="0cm" fo:margin-bottom="0cm"/>
      <style:text-properties fo:font-style="normal" style:font-style-asian="normal" style:font-style-complex="normal"/>
    </style:style>
    <style:style style:name="P13"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4" style:family="paragraph" style:parent-style-name="Text_20_body">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Text_20_body">
      <style:paragraph-properties fo:margin-left="0cm" fo:margin-right="0cm" fo:margin-top="0cm" fo:margin-bottom="0cm" fo:text-align="center" style:justify-single-word="false" fo:text-indent="0cm" style:auto-text-indent="false"/>
      <style:text-properties fo:font-style="normal" style:font-style-asian="normal" style:font-style-complex="normal"/>
    </style:style>
    <style:style style:name="P25" style:family="paragraph" style:parent-style-name="Heading_20_1">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de">
      <style:text-properties fo:font-weight="bold" style:font-weight-asian="bold" style:font-weight-complex="bold"/>
    </style:style>
    <style:style style:name="P30" style:family="paragraph" style:parent-style-name="Code">
      <style:paragraph-properties fo:margin-top="0cm" fo:margin-bottom="0cm" fo:background-color="#e6e6e6" fo:padding="0.049cm" fo:border="0.002cm solid #000000" style:shadow="#808080 0.18cm 0.18cm">
        <style:background-image/>
      </style:paragraph-properties>
      <style:text-properties style:use-window-font-color="true" style:font-name="FreeMono"/>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Times1"/>
    </style:style>
    <style:style style:name="T7" style:family="text">
      <style:text-properties style:font-name="Times1" fo:font-style="normal" style:font-style-asian="normal" style:font-style-complex="normal"/>
    </style:style>
    <style:style style:name="T8" style:family="text">
      <style:text-properties style:use-window-font-color="true"/>
    </style:style>
    <style:style style:name="T9" style:family="text">
      <style:text-properties style:use-window-font-color="true" style:font-name="FreeMono" fo:font-style="normal" style:font-style-asian="normal" style:font-style-complex="normal"/>
    </style:style>
    <style:style style:name="T10" style:family="text">
      <style:text-properties style:use-window-font-color="true" style:font-name="Times1" fo:font-style="normal" style:font-style-asian="normal" style:font-style-complex="normal"/>
    </style:style>
    <style:style style:name="T11" style:family="text">
      <style:text-properties style:use-window-font-color="true" style:font-name="Times1" fo:font-style="italic" fo:font-weight="bold" style:font-style-asian="italic" style:font-weight-asian="bold" style:font-style-complex="italic" style:font-weight-complex="bold"/>
    </style:style>
    <style:style style:name="T12" style:family="text">
      <style:text-properties style:use-window-font-color="true" fo:font-style="normal" style:font-style-asian="normal" style:font-weight-asian="bold" style:font-size-complex="11pt" style:font-style-complex="normal" style:font-weight-complex="bol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Times1" fo:font-style="normal" style:font-style-asian="normal" style:font-weight-asian="normal" style:font-style-complex="normal" style:font-weight-complex="normal"/>
    </style:style>
    <style:style style:name="T16" style:family="text">
      <style:text-properties style:font-weight-asian="bold"/>
    </style:style>
    <style:style style:name="T17" style:family="text">
      <style:text-properties style:font-style-asian="italic"/>
    </style:style>
    <style:style style:name="T18" style:family="text">
      <style:text-properties style:font-style-complex="italic"/>
    </style:style>
    <style:style style:name="T19" style:family="text">
      <style:text-properties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1">Administration autonome de serveurs sur la grille avec une machine virtuelle</text:p>
      <text:p text:style-name="P8"/>
      <text:p text:style-name="P8">Tutoriel d’installation d'un serveur DHCP</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19"><text:a xlink:type="simple" xlink:href="mailto:jlouisy@etu.enseeiht.fr"><text:span text:style-name="T1">Julien Louisy</text:span></text:a></text:p>
        </text:list-item>
        <text:list-item>
          <text:p text:style-name="P19"><text:a xlink:type="simple" xlink:href="mailto:jlouisy@etu.enseeiht.fr"><text:span text:style-name="T1">Julien Clariond</text:span></text:a></text:p>
        </text:list-item>
        <text:list-item>
          <text:p text:style-name="P19"><text:a xlink:type="simple" xlink:href="mailto:jlouisy@etu.enseeiht.fr"><text:span text:style-name="T1">Hery Randriamanamihaga</text:span></text:a></text:p>
        </text:list-item>
        <text:list-item>
          <text:p text:style-name="P19"><text:a xlink:type="simple" xlink:href="mailto:jlouisy@etu.enseeiht.fr"><text:span text:style-name="T1">Ezequiel Geremia</text:span></text:a></text:p>
        </text:list-item>
        <text:list-item>
          <text:p text:style-name="P19"><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Sommaire</text:p>
          </text:index-title>
          <text:p text:style-name="P28">1 - Configuration des interfaces réseau<text:tab/>3</text:p>
          <text:p text:style-name="P28">2 - Installation des paquets nécessaires<text:tab/>3</text:p>
          <text:p text:style-name="P28">3 - Configurer le serveur DHCP<text:tab/>3</text:p>
          <text:p text:style-name="P28">4 - Démarrage du serveur<text:tab/>5</text:p>
          <text:p text:style-name="P28">5 - Test du serveur<text:tab/>5</text:p>
        </text:index-body>
      </text:table-of-content>
      <text:p text:style-name="Standard"/>
      <text:h text:style-name="P26" text:outline-level="1">Configuration des interfaces réseau</text:h>
      <text:p text:style-name="Text_20_body"><text:tab/>Pour utiliser le serveur DHCP, il faut tout d'abord lui assigner une adresse statique. Pour ce faire, il faut c<text:span text:style-name="T4">onfigurer les interfaces réseau en éditant le fichier </text:span><text:span text:style-name="Code"><text:span text:style-name="T4">/etc/network/interfaces</text:span></text:span>.<text:span text:style-name="Code"> </text:span>Un exemple de configuration est présenté ci-dessous :</text:p>
      <text:p text:style-name="Code"><text:span text:style-name="Zeichenformat"><text:span text:style-name="T14">auto lo</text:span></text:span></text:p>
      <text:p text:style-name="Code"><text:span text:style-name="Zeichenformat"><text:span text:style-name="T14">iface lo inet loopback</text:span></text:span></text:p>
      <text:p text:style-name="Code"><text:span text:style-name="Zeichenformat"/></text:p>
      <text:p text:style-name="Code"><text:span text:style-name="Zeichenformat"># Adresse statique pour le serveur</text:span></text:p>
      <text:p text:style-name="Code"><text:span text:style-name="Zeichenformat"><text:span text:style-name="T14">auto eth0</text:span></text:span></text:p>
      <text:p text:style-name="Code"><text:span text:style-name="Zeichenformat"><text:span text:style-name="T14">iface eth0 inet static</text:span></text:span></text:p>
      <text:p text:style-name="Code"><text:span text:style-name="Zeichenformat"><text:span text:style-name="T14">address 192.168.1.1</text:span></text:span></text:p>
      <text:p text:style-name="Code"><text:span text:style-name="Zeichenformat"><text:span text:style-name="T14">netmask 255.255.0.0</text:span></text:span></text:p>
      <text:p text:style-name="Code"><text:span text:style-name="Zeichenformat"><text:span text:style-name="T14">broadcast 192.168.255.255</text:span></text:span></text:p>
      <text:p text:style-name="Code"><text:span text:style-name="Zeichenformat"><text:span text:style-name="T14">network 192.168.0.0</text:span></text:span></text:p>
      <text:p text:style-name="Code"><text:span text:style-name="Zeichenformat">#gateway XXX.XXX.XXX.XXX</text:span></text:p>
      <text:p text:style-name="P24"><text:span text:style-name="T11">Fichier </text:span><text:span text:style-name="Source_20_Text"><text:span text:style-name="T11">/etc/network/interfaces</text:span></text:span></text:p>
      <text:p text:style-name="P12">Nous utilisons ici des adresses IP non routables de la classe 192.168.0.0 et assignons l'adresse 192.168.1.1 au serveur.</text:p>
      <text:p text:style-name="P12"/>
      <text:p text:style-name="P12">Il faut ensuite prendre ces modifications en compte en reconfigurant la carte réseau à l'aide de la commande :</text:p>
      <text:p text:style-name="Code"><text:span text:style-name="Code"># /etc/init.d/networking restart</text:span></text:p>
      <text:h text:style-name="Heading_20_1" text:outline-level="1">Installation des paquets nécessaires</text:h>
      <text:p text:style-name="P10"><text:span text:style-name="Source_20_Text"><text:span text:style-name="T7"><text:tab/>Nous installons ensuite le paquet correspondant au serveur dhcp (dhcp3-server) :</text:span></text:span></text:p>
      <text:p text:style-name="Code"><text:span text:style-name="Code"># apt-get install dhcp3-server</text:span></text:p>
      <text:h text:style-name="P25" text:outline-level="1">Configurer le serveur DHCP</text:h>
      <text:p text:style-name="P10"><text:span text:style-name="T9"><text:tab/></text:span><text:span text:style-name="T10">La configuration du serveur DHCP s'effectue par l'édition du fichier de configuration </text:span><text:span text:style-name="Code"><text:span text:style-name="T12">/etc/dhcp3/dhcpd.conf</text:span></text:span><text:span text:style-name="T12">.</text:span><text:span text:style-name="T10"> Un exemple de fichier de configuration commenté est présenté ci-dessous. Il permet d'assigner des adresses différentes aux machines virtuelles Xen par reconnaissance des adresses MAC spéciales qui leurs sont réservées et assignées. La classe xen a été créée dans ce but.</text:span></text:p>
      <text:p text:style-name="Code"><text:span text:style-name="Commentaire"><text:span text:style-name="T14">##### Définition du DHCP ###### </text:span></text:span></text:p>
      <text:p text:style-name="P29"/>
      <text:p text:style-name="Code"><text:span text:style-name="Commentaire"><text:span text:style-name="T14"># Définition de la classe xen (permet de filtrer les requêtes en fonctions des adresses MAC et de donner des adresses différentes pour les machines virtuelles)</text:span></text:span></text:p>
      <text:p text:style-name="P29">class "xen" {</text:p>
      <text:p text:style-name="P29"><text:s text:c="2"/>match if( substring( substring( binary-to-ascii( 16, 8, ":", hardware), 2, 17), 0, 7) = "0:16:3e");</text:p>
      <text:p text:style-name="P29"><text:soft-page-break/>}</text:p>
      <text:p text:style-name="P29"/>
      <text:p text:style-name="Code"><text:span text:style-name="Commentaire"><text:span text:style-name="T14">### Sous-réseau, cas général ### </text:span></text:span></text:p>
      <text:p text:style-name="Code"><text:span text:style-name="Commentaire"><text:span text:style-name="T14"># Affectations dynamiques d'adresses IP</text:span></text:span></text:p>
      <text:p text:style-name="Code"><text:span text:style-name="Commentaire"><text:span text:style-name="T14"/></text:span></text:p>
      <text:p text:style-name="P29">subnet 192.168.0.0 netmask 255.255.0.0 {</text:p>
      <text:p text:style-name="P29"/>
      <text:p text:style-name="Code"><text:span text:style-name="T14"><text:s text:c="2"/></text:span><text:span text:style-name="Commentaire"><text:span text:style-name="T14"># adresse de broadcast sur le sous-réseau</text:span></text:span></text:p>
      <text:p text:style-name="P29"><text:s text:c="2"/>option broadcast-address 192.168.255.255;</text:p>
      <text:p text:style-name="P29"/>
      <text:p text:style-name="Code"><text:span text:style-name="T14"><text:s text:c="2"/></text:span><text:span text:style-name="Commentaire"><text:span text:style-name="T14"># vérification par ping que l'adresse n'est pas déjà attribuée</text:span></text:span></text:p>
      <text:p text:style-name="P29"><text:s text:c="2"/>ping-check = 1; </text:p>
      <text:p text:style-name="P29"/>
      <text:p text:style-name="Code"><text:span text:style-name="T14"><text:s text:c="2"/></text:span><text:span text:style-name="Commentaire"><text:span text:style-name="T14"># Donner des adresses en 192.168.2.* aux machines virtuelles </text:span></text:span></text:p>
      <text:p text:style-name="P29"><text:s text:c="2"/>pool{ </text:p>
      <text:p text:style-name="P29"><text:s text:c="4"/>allow members of "xen"; </text:p>
      <text:p text:style-name="P29"><text:s text:c="4"/>range 192.168.2.2 192.168.2.254; </text:p>
      <text:p text:style-name="P29"><text:s text:c="2"/>} </text:p>
      <text:p text:style-name="P29"/>
      <text:p text:style-name="Code"><text:span text:style-name="T14"><text:s text:c="2"/></text:span><text:span text:style-name="Commentaire"><text:span text:style-name="T14"># Donner des adresses en 192.168.1.* aux machines physiques </text:span></text:span></text:p>
      <text:p text:style-name="P29"><text:s text:c="2"/>pool{ </text:p>
      <text:p text:style-name="P29"><text:s text:c="4"/>deny members of "xen"; </text:p>
      <text:p text:style-name="P29"><text:s text:c="4"/>range 192.168.1.10 192.168.1.254; </text:p>
      <text:p text:style-name="P29"><text:s text:c="2"/>} </text:p>
      <text:p text:style-name="P29">} </text:p>
      <text:p text:style-name="P29"/>
      <text:p text:style-name="Code"><text:span text:style-name="Commentaire"><text:span text:style-name="T14">### Sous-réseau, Cas particuliers ### </text:span></text:span></text:p>
      <text:p text:style-name="Code"><text:span text:style-name="Commentaire"><text:span text:style-name="T14"># Associations statiques d'adresses IP à des adresses MAC</text:span></text:span></text:p>
      <text:p text:style-name="P29"/>
      <text:p text:style-name="Code"><text:span text:style-name="Commentaire"><text:span text:style-name="T14"># Le serveur lui même (au cas où un dhclient est exécuté sur le serveur) </text:span></text:span></text:p>
      <text:p text:style-name="Code"><text:span text:style-name="Commentaire"><text:span text:style-name="T14">#host server { </text:span></text:span></text:p>
      <text:p text:style-name="Code"><text:span text:style-name="Commentaire"><text:span text:style-name="T14"># <text:s/>hardware ethernet &lt;adresse MAC du serveur &gt;;</text:span></text:span></text:p>
      <text:p text:style-name="Code"><text:span text:style-name="Commentaire"><text:span text:style-name="T14"># <text:s/>fixed-address 192.168.1.1; </text:span></text:span></text:p>
      <text:p text:style-name="Code"><text:span text:style-name="Commentaire"><text:span text:style-name="T14">#} </text:span></text:span></text:p>
      <text:p text:style-name="Code"><text:span text:style-name="Commentaire"><text:span text:style-name="T14"/></text:span></text:p>
      <text:p text:style-name="Code"><text:span text:style-name="Commentaire"><text:span text:style-name="T14"># PC 2</text:span></text:span></text:p>
      <text:p text:style-name="Code"><text:span text:style-name="Commentaire"><text:span text:style-name="T14">#host a2 { </text:span></text:span></text:p>
      <text:p text:style-name="Code"><text:span text:style-name="Commentaire"><text:span text:style-name="T14"># <text:s/>hardware ethernet &lt;adresse MAC du PC 2&gt;; </text:span></text:span></text:p>
      <text:p text:style-name="Code"><text:span text:style-name="Commentaire"><text:span text:style-name="T14"># <text:s/>fixed-address 192.168.1.2; </text:span></text:span></text:p>
      <text:p text:style-name="Code"><text:span text:style-name="Commentaire"><text:span text:style-name="T14">#} </text:span></text:span></text:p>
      <text:p text:style-name="Code"><text:span text:style-name="Commentaire"><text:span text:style-name="T14"/></text:span></text:p>
      <text:p text:style-name="P30"><text:span text:style-name="Commentaire"><text:span text:style-name="T14"># PC 3 ...</text:span></text:span></text:p>
      <text:p text:style-name="P18"><text:span text:style-name="T11">Fichier /etc/dhcp3/dhcpd.conf</text:span></text:p>
      <text:h text:style-name="P26" text:outline-level="1">Démarrage du serveur</text:h>
      <text:p text:style-name="P10"><text:tab/>On peut ensuite :</text:p>
      <text:list text:style-name="L2">
        <text:list-item>
          <text:p text:style-name="P15">démarrer le serveur :</text:p>
        </text:list-item>
      </text:list>
      <text:p text:style-name="Code"><text:span text:style-name="Code"># /etc/init.d/dhcp3-server start</text:span></text:p>
      <text:list text:style-name="L2">
        <text:list-item>
          <text:p text:style-name="P15">arrêter le serveur :</text:p>
        </text:list-item>
      </text:list>
      <text:p text:style-name="Code"><text:span text:style-name="Code"><text:span text:style-name="T8"># /etc/init.d/dhcp3-server stop</text:span></text:span></text:p>
      <text:list text:style-name="L2">
        <text:list-item>
          <text:p text:style-name="P15">ou redémarrer le serveur :</text:p>
        </text:list-item>
      </text:list>
      <text:p text:style-name="Code"><text:span text:style-name="Code"><text:span text:style-name="T8"># /etc/init.d/dhcp3-server restart</text:span></text:span></text:p>
      <text:p text:style-name="P10"/>
      <text:h text:style-name="Heading_20_1" text:outline-level="1">Test du serveur</text:h>
      <text:p text:style-name="P10"><text:tab/>Le serveur doit maintenant être opérationnel. Pour le tester, il suffit de démarrer un machine virtuelle Xen (sur une machine configurée en pont réseau) ou une machine physique sur le réseau local contenant le serveur DH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arial" svg:font-family="arial" style:font-family-generic="swiss"/>
    <style:font-face style:name="Courier 10 Pitch1" svg:font-family="'Courier 10 Pitch'" style:font-adornments="Gras" style:font-pitch="fixed"/>
    <style:font-face style:name="Courier 10 Pitch" svg:font-family="'Courier 10 Pitch'" style:font-adornments="Normal"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de"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Code" style:family="text" style:parent-style-name="Teletype">
      <style:text-properties style:font-name="Courier 10 Pitch1" fo:font-size="10.5pt" fo:font-weight="bold" style:font-size-asian="10.5pt"/>
    </style:style>
    <style:style style:name="WW8Num4z0" style:family="text">
      <style:text-properties fo:font-weight="normal" style:font-weight-asian="normal"/>
    </style:style>
    <style:style style:name="WW8Num4z2" style:family="text">
      <style:text-properties style:font-name="Times New Roman" fo:font-size="12pt" fo:font-weight="normal" style:font-size-asian="12pt" style:font-weight-asian="normal" style:font-name-complex="Times New Roman" style:font-size-complex="12pt"/>
    </style:style>
    <style:style style:name="Commentaire" style:family="text">
      <style:text-properties fo:color="#808080" style:font-name="Courier 10 Pitch" fo:font-size="10.5pt" fo:language="fr" fo:country="FR" fo:font-weight="bold" fo:background-color="transparent" style:font-name-asian="Times New Roman" style:font-size-asian="12pt" style:font-name-complex="Times New Roman" style:font-size-complex="12pt"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4">
      <text:list-level-style-number text:level="1" text:style-name="WW8Num4z0" style:num-suffix="." style:num-format="1">
        <style:list-level-properties text:min-label-width="0.635cm"/>
      </text:list-level-style-number>
      <text:list-level-style-number text:level="2" text:style-name="WW8Num4z0" style:num-format="1" text:display-levels="2">
        <style:list-level-properties text:space-before="0.614cm" text:min-label-width="0.635cm"/>
      </text:list-level-style-number>
      <text:list-level-style-number text:level="3" text:style-name="WW8Num4z2" style:num-format="1" text:display-levels="3">
        <style:list-level-properties text:space-before="1.228cm" text:min-label-width="1.27cm"/>
      </text:list-level-style-number>
      <text:list-level-style-number text:level="4" style:num-format="1" text:display-levels="4">
        <style:list-level-properties text:space-before="1.842cm" text:min-label-width="1.27cm"/>
      </text:list-level-style-number>
      <text:list-level-style-number text:level="5" style:num-format="1" text:display-levels="5">
        <style:list-level-properties text:space-before="2.455cm" text:min-label-width="1.905cm"/>
      </text:list-level-style-number>
      <text:list-level-style-number text:level="6" style:num-format="1" text:display-levels="6">
        <style:list-level-properties text:space-before="3.069cm" text:min-label-width="1.905cm"/>
      </text:list-level-style-number>
      <text:list-level-style-number text:level="7" style:num-format="1" text:display-levels="7">
        <style:list-level-properties text:space-before="3.683cm" text:min-label-width="2.54cm"/>
      </text:list-level-style-number>
      <text:list-level-style-number text:level="8" style:num-format="1" text:display-levels="8">
        <style:list-level-properties text:space-before="4.297cm" text:min-label-width="2.54cm"/>
      </text:list-level-style-number>
      <text:list-level-style-number text:level="9" style:num-format="1" text:display-levels="9">
        <style:list-level-properties text:space-before="4.91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3-03-13T16:38:23</dc:date>
    <meta:editing-cycles>37</meta:editing-cycles>
    <meta:editing-duration>PT3H31M53S</meta:editing-duration>
    <meta:user-defined meta:name="Info 1"/>
    <meta:user-defined meta:name="Info 2"/>
    <meta:user-defined meta:name="Info 3"/>
    <meta:user-defined meta:name="Info 4"/>
    <meta:document-statistic meta:table-count="0" meta:image-count="1" meta:object-count="0" meta:page-count="5" meta:paragraph-count="91" meta:word-count="529" meta:character-count="3800"/>
  </office:meta>
</office:document-meta>
</file>